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5.908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draw:auto-grow-height="true" fo:min-height="3.625cm"/>
      <style:paragraph-properties style:writing-mode="lr-tb"/>
    </style:style>
    <style:style style:name="pr8" style:family="presentation" style:parent-style-name="Impress1-subtitle">
      <style:graphic-properties draw:fill-color="#ffffff" fo:min-height="12.18cm"/>
      <style:paragraph-properties style:writing-mode="lr-tb"/>
    </style:style>
    <style:style style:name="pr9" style:family="presentation" style:parent-style-name="Impress1-title">
      <style:graphic-properties fo:min-height="3.62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1pt" style:font-size-complex="21pt"/>
    </style:style>
    <style:style style:name="T2" style:family="text">
      <style:text-properties fo:font-size="16pt" style:font-size-asian="14pt" style:font-size-complex="14pt"/>
    </style:style>
    <style:style style:name="T3" style:family="text">
      <style:text-properties fo:font-size="22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5.908cm" svg:x="2.2cm" svg:y="10.447cm" presentation:class="title" presentation:user-transformed="true">
          <draw:text-box>
            <text:p>Banco de Dados II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 aula anterior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Funções</text:p>
              </text:list-item>
              <text:list-item>
                <text:p>Variável fou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 aula de 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Seleção com CASE</text:p>
              </text:list-item>
              <text:list-item>
                <text:p>Outros comandos de repetição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 presentation:user-transformed="true">
          <draw:text-box/>
        </draw:frame>
        <draw:frame presentation:style-name="pr8" draw:text-style-name="P2" draw:layer="layout" svg:width="24cm" svg:height="12.18cm" svg:x="2cm" svg:y="6cm" presentation:class="subtitle">
          <draw:text-box>
            <text:p>Seleção com CASE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>
          <draw:text-box>
            <text:p text:style-name="P1">Cas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A construção case é equivalente ao switch de várias linguagens de programação</text:p>
              </text:list-item>
              <text:list-item>
                <text:p>Muito útil quando se precisa comparar uma variável com várias possibilidades</text:p>
              </text:list-item>
              <text:list-item>
                <text:p>Ela pode ser usada de duas formas:</text:p>
                <text:list>
                  <text:list-item>
                    <text:p>Para comparar um valor com outros</text:p>
                  </text:list-item>
                  <text:list-item>
                    <text:p>Para testar várias expressõ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0">
        <office:forms form:automatic-focus="false" form:apply-design-mode="false"/>
        <draw:frame presentation:style-name="pr4" draw:layer="layout" svg:width="24.599cm" svg:height="3.625cm" svg:x="2cm" svg:y="0.777cm" presentation:class="title" presentation:placeholder="true">
          <draw:text-box/>
        </draw:frame>
        <draw:frame presentation:style-name="pr8" draw:text-style-name="P3" draw:layer="layout" svg:width="24cm" svg:height="12.18cm" svg:x="2cm" svg:y="6cm" presentation:class="subtitle">
          <draw:text-box>
            <text:p>Comparando uma variável com</text:p>
            <text:p>um conjunto de valor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placeholder="true" presentation:user-transformed="true">
          <draw:text-box/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CASE var</text:span></text:p>
                <text:list>
                  <text:list-header>
                    <text:p><text:span text:style-name="T1">WHEN valor1 THEN</text:span></text:p>
                    <text:list>
                      <text:list-header>
                        <text:p><text:span text:style-name="T1">Instrução1;</text:span></text:p>
                      </text:list-header>
                    </text:list>
                    <text:p><text:span text:style-name="T1">WHEN valor2 THEN</text:span></text:p>
                    <text:list>
                      <text:list-header>
                        <text:p><text:span text:style-name="T1">Instrução2;</text:span></text:p>
                      </text:list-header>
                    </text:list>
                    <text:p><text:span text:style-name="T1">WHEN valor3 THEN</text:span></text:p>
                    <text:list>
                      <text:list-header>
                        <text:p><text:span text:style-name="T1">Instrução3;</text:span></text:p>
                      </text:list-header>
                    </text:list>
                    <text:p><text:span text:style-name="T1">ELSE</text:span></text:p>
                    <text:list>
                      <text:list-header>
                        <text:p><text:span text:style-name="T1">Instrução padronizada;</text:span></text:p>
                      </text:list-header>
                    </text:list>
                  </text:list-header>
                </text:list>
                <text:p><text:span text:style-name="T1">END CASE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xemplo 1 de case</text:p>
          </draw:text-box>
        </draw:frame>
        <draw:frame presentation:style-name="pr5" draw:layer="layout" svg:width="24cm" svg:height="12.18cm" svg:x="2cm" svg:y="4.42cm" presentation:class="outline" presentation:user-transformed="true">
          <draw:text-box>
            <text:list text:style-name="L3">
              <text:list-header>
                <text:p><text:span text:style-name="T2">do $$</text:span></text:p>
                <text:p><text:span text:style-name="T2">declare </text:span></text:p>
                <text:p><text:span text:style-name="T2">numero integer;</text:span></text:p>
                <text:p><text:span text:style-name="T2">begin</text:span></text:p>
                <text:p><text:span text:style-name="T2">select level from teacher into numero where id = 1;</text:span></text:p>
                <text:p><text:span text:style-name="T2">case numero</text:span></text:p>
                <text:p><text:span text:style-name="T2">when 100 then</text:span></text:p>
                <text:p><text:span text:style-name="T2"><text:s text:c="14"/></text:span><text:span text:style-name="T2">raise notice 'Nível é 100';</text:span></text:p>
                <text:p><text:span text:style-name="T2">when 90 then</text:span></text:p>
                <text:p><text:span text:style-name="T2"><text:s text:c="14"/></text:span><text:span text:style-name="T2">raise notice 'Nível é 90';</text:span></text:p>
                <text:p><text:span text:style-name="T2">else</text:span></text:p>
                <text:p><text:span text:style-name="T2"><text:s text:c="14"/></text:span><text:span text:style-name="T2">raise notice 'Nível não é 100 e nem 90';</text:span></text:p>
                <text:p><text:span text:style-name="T2">end case; <text:s text:c="2"/></text:span></text:p>
                <text:p><text:span text:style-name="T2">end; $$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placeholder="true" presentation:user-transformed="true">
          <draw:text-box/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CASE </text:span></text:p>
                <text:list>
                  <text:list-header>
                    <text:p><text:span text:style-name="T1">WHEN expressão_1 THEN</text:span></text:p>
                    <text:list>
                      <text:list-header>
                        <text:p><text:span text:style-name="T1">Instrução1;</text:span></text:p>
                      </text:list-header>
                    </text:list>
                    <text:p><text:span text:style-name="T1">WHEN expressão_2 THEN</text:span></text:p>
                    <text:list>
                      <text:list-header>
                        <text:p><text:span text:style-name="T1">Instrução2;</text:span></text:p>
                      </text:list-header>
                    </text:list>
                    <text:p><text:span text:style-name="T1">WHEN expressão_3 THEN</text:span></text:p>
                    <text:list>
                      <text:list-header>
                        <text:p><text:span text:style-name="T1">Instrução3;</text:span></text:p>
                      </text:list-header>
                    </text:list>
                    <text:p><text:span text:style-name="T1">ELSE</text:span></text:p>
                    <text:list>
                      <text:list-header>
                        <text:p><text:span text:style-name="T1">Instrução padronizada;</text:span></text:p>
                      </text:list-header>
                    </text:list>
                  </text:list-header>
                </text:list>
                <text:p><text:span text:style-name="T1">END CASE;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xemplo 2 de case</text:p>
          </draw:text-box>
        </draw:frame>
        <draw:frame presentation:style-name="pr5" draw:layer="layout" svg:width="24cm" svg:height="12.18cm" svg:x="2cm" svg:y="4.42cm" presentation:class="outline" presentation:user-transformed="true">
          <draw:text-box>
            <text:list text:style-name="L3">
              <text:list-header>
                <text:p><text:span text:style-name="T2">do $$</text:span></text:p>
                <text:p><text:span text:style-name="T2">declare </text:span></text:p>
                <text:p><text:span text:style-name="T2">numero integer;</text:span></text:p>
                <text:p><text:span text:style-name="T2">begin</text:span></text:p>
                <text:p><text:span text:style-name="T2">select level from teacher into numero where id = 2;</text:span></text:p>
                <text:p><text:span text:style-name="T2"><text:s text:c="3"/></text:span><text:span text:style-name="T2">case </text:span></text:p>
                <text:p><text:span text:style-name="T2"><text:s text:c="3"/></text:span><text:span text:style-name="T2">when numero &lt;= 100 and numero &gt; 90 then</text:span></text:p>
                <text:p><text:span text:style-name="T2"><text:s text:c="14"/></text:span><text:span text:style-name="T2">raise notice 'Nível está entre 100 e 90';</text:span></text:p>
                <text:p><text:span text:style-name="T2"><text:s text:c="3"/></text:span><text:span text:style-name="T2">when numero &lt;= 90 and numero &gt; 80 then</text:span></text:p>
                <text:p><text:span text:style-name="T2"><text:s text:c="14"/></text:span><text:span text:style-name="T2">raise notice 'Nível está entre 90 e 80';</text:span></text:p>
                <text:p><text:span text:style-name="T2"><text:s text:c="3"/></text:span><text:span text:style-name="T2">else</text:span></text:p>
                <text:p><text:span text:style-name="T2"><text:s text:c="14"/></text:span><text:span text:style-name="T2">raise notice 'Nível é menor ou igual que 80';</text:span></text:p>
                <text:p><text:span text:style-name="T2"><text:s text:c="3"/></text:span><text:span text:style-name="T2">end case; <text:s text:c="2"/></text:span></text:p>
                <text:p><text:span text:style-name="T2">end; $$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0">
        <office:forms form:automatic-focus="false" form:apply-design-mode="false"/>
        <draw:frame presentation:style-name="pr4" draw:layer="layout" svg:width="24.599cm" svg:height="3.625cm" svg:x="2cm" svg:y="0.777cm" presentation:class="title" presentation:placeholder="true">
          <draw:text-box/>
        </draw:frame>
        <draw:frame presentation:style-name="pr8" draw:text-style-name="P3" draw:layer="layout" svg:width="24cm" svg:height="12.18cm" svg:x="2cm" svg:y="6cm" presentation:class="subtitle">
          <draw:text-box>
            <text:p>Repetição com whi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epetição com whil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Vimos que quando queremos percorrer os resultados de uma query usamos a estrutura for</text:p>
              </text:list-item>
              <text:list-item>
                <text:p>E quando quisermos fazer uma repetição independente de uma query?</text:p>
                <text:list>
                  <text:list-item>
                    <text:p>Podemos usar a estrutura while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intaxe básica do whil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while TESTE loop</text:p>
                <text:p><text:s text:c="3"/>COMANDOS;</text:p>
                <text:p>end loop;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xemplo while</text:p>
          </draw:text-box>
        </draw:frame>
        <draw:frame presentation:style-name="pr5" draw:layer="layout" svg:width="24cm" svg:height="12.18cm" svg:x="2cm" svg:y="6cm" presentation:class="outline">
          <draw:text-box>
            <text:p><text:span text:style-name="T3">do $$</text:span></text:p>
            <text:p><text:span text:style-name="T3">declare </text:span></text:p>
            <text:p><text:span text:style-name="T3"><text:s text:c="3"/></text:span><text:span text:style-name="T3">numero integer;</text:span></text:p>
            <text:p><text:span text:style-name="T3">begin</text:span></text:p>
            <text:p><text:span text:style-name="T3"><text:s text:c="3"/></text:span><text:span text:style-name="T3">numero := 0; </text:span></text:p>
            <text:p><text:span text:style-name="T3"><text:s text:c="3"/></text:span><text:span text:style-name="T3">while numero &lt; 10 loop</text:span></text:p>
            <text:p><text:span text:style-name="T3"><text:s text:c="7"/></text:span><text:span text:style-name="T3">raise notice 'Número vale %', numero;</text:span></text:p>
            <text:p><text:span text:style-name="T3"><text:s text:c="3"/></text:span><text:span text:style-name="T3">numero := numero + 1;</text:span></text:p>
            <text:p><text:span text:style-name="T3"><text:s text:c="3"/></text:span><text:span text:style-name="T3">end loop; <text:s text:c="2"/></text:span></text:p>
            <text:p><text:span text:style-name="T3">end; $$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xercício</text:p>
          </draw:text-box>
        </draw:frame>
        <draw:frame presentation:style-name="pr5" draw:layer="layout" svg:width="24cm" svg:height="12.18cm" svg:x="2cm" svg:y="4.029cm" presentation:class="outline" presentation:user-transformed="true">
          <draw:text-box>
            <text:list text:style-name="L3">
              <text:list-item>
                <text:p>Faça um programa em PL/pgSQL que (usando as estruturas case e while) percorra todos os números no intervalo entre 1 e 10 e para cada número e para cada número faça o teste se ele é divisível por 2, por 3, ou por ambos. Mostre uma mensagem correspondente. Ou seja, se o número for divisível por 2 deverá aparecer “Número divisível por 2” e o mesmo para 3.</text:p>
                <text:list>
                  <text:list-item>
                    <text:p>Dica 1: o operador de resto da divisão é o %</text:p>
                  </text:list-item>
                  <text:list-item>
                    <text:p>Dica 2: lembre-se que alguns números são divisíveis por 2 E por 3 també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Referência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Case https://www.postgresqltutorial.com/postgresql-plpgsql/plpgsql-case-statement/</text:p>
              </text:list-item>
              <text:list-item>
                <text:p>Criando funções<text:line-break/>https://www.postgresqltutorial.com/postgresql-plpgsql/postgresql-create-function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8T15:59:39.233384427</meta:creation-date>
    <meta:editing-duration>PT20H9M17S</meta:editing-duration>
    <meta:editing-cycles>152</meta:editing-cycles>
    <meta:generator>LibreOffice/7.3.7.2$Linux_X86_64 LibreOffice_project/30$Build-2</meta:generator>
    <dc:title>Impress</dc:title>
    <dc:date>2024-10-01T20:17:20.390885168</dc:date>
    <meta:document-statistic meta:object-count="98"/>
  </office:meta>
</office:document-meta>
</file>